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 mise en application</text:p>
      <text:p text:style-name="P2"/>
      <text:p text:style-name="P4">Variables et portée</text:p>
      <text:p text:style-name="P4"/>
      <text:p text:style-name="P3">1) Answer: c</text:p>
      <text:p text:style-name="P3"/>
      <text:p text:style-name="P3">2) Answer: b</text:p>
      <text:p text:style-name="P3"/>
      <text:p text:style-name="P3">3) Answer: c</text:p>
      <text:p text:style-name="P3"/>
      <text:p text:style-name="P3">4) Answer: d</text:p>
      <text:p text:style-name="P3"/>
      <text:p text:style-name="P3">5) Answer: a</text:p>
      <text:p text:style-name="P3"/>
      <text:p text:style-name="P3">6) Answer: b</text:p>
      <text:p text:style-name="P3"/>
      <text:p text:style-name="P3">7) Answer: 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M48S</meta:editing-duration>
    <meta:editing-cycles>6</meta:editing-cycles>
    <meta:generator>OpenOffice/4.1.7$Win32 OpenOffice.org_project/417m1$Build-9800</meta:generator>
    <dc:date>2020-04-03T11:52:40.58</dc:date>
    <meta:document-statistic meta:table-count="0" meta:image-count="0" meta:object-count="0" meta:page-count="1" meta:paragraph-count="9" meta:word-count="28" meta:character-count="131"/>
    <meta:user-defined meta:name="Info 1"/>
    <meta:user-defined meta:name="Info 2"/>
    <meta:user-defined meta:name="Info 3"/>
    <meta:user-defined meta:name="Info 4"/>
  </office:meta>
</office:document-meta>
</file>